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15E2B296BEF47CA1CF4.png" manifest:media-type="image/png"/>
  <manifest:file-entry manifest:full-path="Pictures/1000000100000395000002127C72A8F0FAA72996.png" manifest:media-type="image/png"/>
  <manifest:file-entry manifest:full-path="Pictures/10000001000003950000032B516FF00050D5A192.png" manifest:media-type="image/png"/>
  <manifest:file-entry manifest:full-path="Pictures/1000000100000395000001FDA2A58F2E46F9B218.png" manifest:media-type="image/png"/>
  <manifest:file-entry manifest:full-path="Pictures/1000000100000395000003CA93F42E45C5E371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0a968f" style:font-size-asian="14pt" style:font-size-complex="16pt"/>
    </style:style>
    <style:style style:name="P3" style:family="paragraph" style:parent-style-name="Standard">
      <style:text-properties fo:font-size="16pt" officeooo:rsid="000a968f" officeooo:paragraph-rsid="000a968f" style:font-size-asian="14pt" style:font-size-complex="16pt"/>
    </style:style>
    <style:style style:name="P4" style:family="paragraph" style:parent-style-name="Standard">
      <style:text-properties fo:font-size="16pt" officeooo:paragraph-rsid="000a968f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7.983cm" draw:z-index="0"><draw:image xlink:href="Pictures/1000000100000395000003CA93F42E45C5E37130.png" xlink:type="simple" xlink:show="embed" xlink:actuate="onLoad" draw:mime-type="image/png"/></draw:frame></text:p>
      <text:p text:style-name="P3"/>
      <text:p text:style-name="P3"><draw:frame draw:style-name="fr2" draw:name="Image2" text:anchor-type="char" svg:width="17cm" svg:height="9.435cm" draw:z-index="1"><draw:image xlink:href="Pictures/1000000100000395000001FDA2A58F2E46F9B218.png" xlink:type="simple" xlink:show="embed" xlink:actuate="onLoad" draw:mime-type="image/png"/></draw:frame><text:soft-page-break/></text:p>
      <text:p text:style-name="P3"><draw:frame draw:style-name="fr1" draw:name="Image3" text:anchor-type="char" svg:width="17cm" svg:height="15.034cm" draw:z-index="2"><draw:image xlink:href="Pictures/10000001000003950000032B516FF00050D5A192.png" xlink:type="simple" xlink:show="embed" xlink:actuate="onLoad" draw:mime-type="image/png"/></draw:frame></text:p>
      <text:p text:style-name="P2"><draw:frame draw:style-name="fr1" draw:name="Image4" text:anchor-type="char" svg:width="17cm" svg:height="9.825cm" draw:z-index="3"><draw:image xlink:href="Pictures/1000000100000395000002127C72A8F0FAA72996.png" xlink:type="simple" xlink:show="embed" xlink:actuate="onLoad" draw:mime-type="image/png"/></draw:frame><text:soft-page-break/></text:p>
      <text:p text:style-name="P3"/>
      <text:p text:style-name="P3"><draw:frame draw:style-name="fr1" draw:name="Image5" text:anchor-type="char" svg:width="17cm" svg:height="6.488cm" draw:z-index="4"><draw:image xlink:href="Pictures/10000001000003950000015E2B296BEF47CA1CF4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00:18:08.151189589</meta:creation-date>
    <dc:date>2024-03-30T00:29:13.352253096</dc:date>
    <meta:editing-duration>PT23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